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text>D</mtext>
      </msub>
      <mrow>
        <mi/>
        <mo stretchy="false">=</mo>
        <mi/>
      </mrow>
      <mi>c</mi>
      <mi/>
      <mover accent="true">
        <mstyle mathvariant="bold">
          <mrow>
            <mo stretchy="false">α</mo>
          </mrow>
        </mstyle>
        <mo stretchy="false">̂</mo>
      </mover>
      <mrow>
        <mi/>
        <mo stretchy="false">⋅</mo>
        <mi/>
      </mrow>
      <mrow>
        <mo stretchy="false">(</mo>
        <mrow>
          <mstyle mathvariant="bold">
            <mrow>
              <mi>p</mi>
            </mrow>
          </mstyle>
          <mrow>
            <mi/>
            <mo stretchy="false">+</mo>
            <mi/>
          </mrow>
          <mi>e</mi>
          <mstyle mathvariant="bold">
            <mrow>
              <mi>A</mi>
            </mrow>
          </mstyle>
        </mrow>
        <mo stretchy="false">)</mo>
      </mrow>
      <mrow>
        <mi/>
        <mo stretchy="false">+</mo>
        <mi/>
      </mrow>
      <mover accent="true">
        <mo stretchy="false">β</mo>
        <mo stretchy="false">̂</mo>
      </mover>
      <msub>
        <mi>m</mi>
        <mtext>e</mtext>
      </msub>
      <msup>
        <mi>c</mi>
        <mn>2</mn>
      </msup>
      <mrow>
        <mi/>
        <mo stretchy="false">−</mo>
        <mi/>
      </mrow>
      <mi>e</mi>
      <mo stretchy="false">ϕ</mo>
    </mrow>
    <annotation encoding="StarMath 5.0">H _"D"
~=~ 
c ` 
hat bold %ialpha `cdot`
( 
 bold p ~+~ e bold A
)
~+~ hat %ibeta m _"e" c ^2 
~-~ e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13:02.869000000</meta:creation-date>
    <meta:generator>LibreOffice/4.1.4.2$Windows_x86 LibreOffice_project/0a0440ccc0227ad9829de5f46be37cfb6edcf72</meta:generator>
  </office:meta>
</office:document-meta>
</file>